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ce18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DATA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_crop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generate new each time new run is started.</text:p>
          </table:table-cell>
        </table:table-row>
        <table:table-row table:style-name="ro1"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end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NULL on start of new run, updated when EXTINCT or RESET</text:p>
          </table:table-cell>
        </table:table-row>
        <table:table-row table:style-name="ro1">
          <table:table-cell/>
          <table:table-cell office:value-type="string" calcext:value-type="string">
            <text:p>extin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 on start of new run, updated when EXTINCT or 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2:50:13.070215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1-04-14T11:32:35.300496090</meta:creation-date>
    <dc:date>2021-04-16T12:28:40.154780338</dc:date>
    <dc:creator>Jeroen Minderman</dc:creator>
    <meta:editing-duration>PT5H12M50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